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65in"/>
    </style:style>
    <style:style style:name="co2" style:family="table-column">
      <style:table-column-properties fo:break-before="auto" style:column-width="2.9429in"/>
    </style:style>
    <style:style style:name="co3" style:family="table-column">
      <style:table-column-properties fo:break-before="auto" style:column-width="2.9764in"/>
    </style:style>
    <style:style style:name="co4" style:family="table-column">
      <style:table-column-properties fo:break-before="auto" style:column-width="0.8236in"/>
    </style:style>
    <style:style style:name="ro1" style:family="table-row">
      <style:table-row-properties style:row-height="0.2791in" fo:break-before="auto" style:use-optimal-row-height="false"/>
    </style:style>
    <style:style style:name="ta1" style:family="table" style:master-page-name="PageStyle_5f_vo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2pt" style:font-size-asian="12pt" style:font-size-complex="12pt"/>
    </style:style>
    <style:style style:name="ce5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number-columns-repeated="1018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Idée / Projet</text:p>
          </table:table-cell>
          <table:table-cell table:style-name="ce1" office:value-type="string" calcext:value-type="string">
            <text:p>Profiteur associé</text:p>
          </table:table-cell>
          <table:table-cell table:style-name="ce1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arba/cmtk/cmtkgen 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a Grande Histoir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Esprits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SpaceX: Fusées réutilisables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Tesla: Voiture électriqu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Google: Assistant vocal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Essentiel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essentiels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tea times 2018+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conseil politique / geopolitiqu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tea times pre-2019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mazegen 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One Piece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Phoenix / Dragon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Francassia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Golden Sun Lik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Golden Sun remake/suit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Chaine YouTube TrumanShow-lik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éthodes ludiques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umération méthod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Jeu des Syllabes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abyrinthe extensible #loulou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Mario Kart salon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Idées utilisées dans Bloodstained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Castlevania : Requiem of Darkness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néma</text:p>
          </table:table-cell>
          <table:table-cell office:value-type="string" calcext:value-type="string">
            <text:p>Icar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Idées de recette / livre recett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que</text:p>
          </table:table-cell>
          <table:table-cell office:value-type="string" calcext:value-type="string">
            <text:p>Jerusalema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au1" table:target-range-address="vol.A1:vol.E29" table:display-filter-buttons="true">
          <table:sort>
            <table:sort-by table:field-number="4" table:data-type="automatic"/>
          </table:sort>
        </table:database-range>
        <table:database-range table:name="__Anonymous_Sheet_DB__0" table:target-range-address="vol.A1:vol.E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7">
      <number:minutes number:style="long"/>
      <number:text>:</number:text>
      <number:seconds number:style="long" number:decimal-places="1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hours/>
      <number:text>:</number:text>
      <number:minutes number:style="long"/>
    </number:time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date-style style:name="N156">
      <number:month/>
      <number:text>/</number:text>
      <number:day/>
      <number:text>/</number:text>
      <number:year number:style="long"/>
    </number:date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54">
      <number:day/>
      <number:text>-</number:text>
      <number:month number:textual="true"/>
      <number:text>-</number:text>
      <number:year/>
    </number:date-style>
    <number:date-style style:name="N125">
      <number:month number:textual="true"/>
      <number:text>-</number:text>
      <number:year/>
    </number:date-style>
    <number:time-style style:name="N153">
      <number:minutes number:style="long"/>
      <number:text>:</number:text>
      <number:seconds number:style="long"/>
    </number:time-style>
    <number:time-style style:name="N124">
      <number:hours/>
      <number:text>:</number:text>
      <number:minutes number:style="long"/>
      <number:text> </number:text>
      <number:am-pm/>
    </number:time-style>
    <number:date-style style:name="N152">
      <number:day/>
      <number:text>-</number:text>
      <number:month number:textual="true"/>
    </number:dat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vol" style:display-name="PageStyle_vo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ymeric Pelle</meta:initial-creator>
    <meta:creation-date>2022-07-07T09:40:52</meta:creation-date>
    <dc:date>2022-07-08T10:58:10.877418801</dc:date>
    <meta:generator>LibreOffice/7.3.4.2$Linux_X86_64 LibreOffice_project/30$Build-2</meta:generator>
    <meta:editing-duration>PT16M54S</meta:editing-duration>
    <meta:editing-cycles>31</meta:editing-cycles>
    <meta:document-statistic meta:table-count="1" meta:cell-count="91" meta:object-count="0"/>
    <meta:user-defined meta:name="AppVersion">16.0300</meta:user-defined>
    <meta:user-defined meta:name="Company">INRA</meta:user-defined>
  </office:meta>
</office:document-meta>
</file>